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xercice 6</text:span> :</text:p>
      <text:p text:style-name="Standard"/>
      <text:p text:style-name="Standard">Quelles combinaisons de méthodes peuvent être définies simultanément dans une même classe ? </text:p>
      <text:p text:style-name="Standard"/>
      <text:p text:style-name="Standard">(1 – 7) <text:s/>, (1 - 3 ) , (1 , 4) , (2 – 6) , (3 – 4) , (3 – 5) , (3- 7) , (4- 5) , (4 -7) , (5-7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S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S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arra faye</meta:initial-creator>
    <meta:creation-date>2024-01-16T17:51:46.26</meta:creation-date>
    <meta:document-statistic meta:table-count="0" meta:image-count="0" meta:object-count="0" meta:page-count="1" meta:paragraph-count="3" meta:word-count="52" meta:character-count="200"/>
    <dc:date>2024-01-16T18:30:27.80</dc:date>
    <dc:creator>Diarra faye</dc:creator>
    <meta:editing-duration>PT14M32S</meta:editing-duration>
    <meta:editing-cycles>1</meta:editing-cycles>
    <meta:generator>OpenOffice/4.1.15$Win32 OpenOffice.org_project/4115m2$Build-9813</meta:generator>
  </office:meta>
</office:document-meta>
</file>